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6b7f" officeooo:paragraph-rsid="001f6b7f"/>
    </style:style>
    <style:style style:name="P2" style:family="paragraph" style:parent-style-name="Standard">
      <style:text-properties officeooo:rsid="001f6b7f" officeooo:paragraph-rsid="002e1630"/>
    </style:style>
    <style:style style:name="P3" style:family="paragraph" style:parent-style-name="Standard">
      <style:text-properties officeooo:rsid="00214a6e" officeooo:paragraph-rsid="00214a6e"/>
    </style:style>
    <style:style style:name="P4" style:family="paragraph" style:parent-style-name="Standard">
      <style:text-properties officeooo:rsid="0022562f" officeooo:paragraph-rsid="0022562f"/>
    </style:style>
    <style:style style:name="P5" style:family="paragraph" style:parent-style-name="Standard">
      <style:text-properties officeooo:rsid="00238932" officeooo:paragraph-rsid="00238932"/>
    </style:style>
    <style:style style:name="P6" style:family="paragraph" style:parent-style-name="Standard">
      <style:text-properties style:font-name="Liberation Serif1" officeooo:rsid="00238932" officeooo:paragraph-rsid="00238932"/>
    </style:style>
    <style:style style:name="P7" style:family="paragraph" style:parent-style-name="Standard">
      <style:text-properties officeooo:rsid="001d7262" officeooo:paragraph-rsid="0026e00c"/>
    </style:style>
    <style:style style:name="P8" style:family="paragraph" style:parent-style-name="Standard">
      <style:text-properties officeooo:rsid="001d7262" officeooo:paragraph-rsid="00280566"/>
    </style:style>
    <style:style style:name="P9" style:family="paragraph" style:parent-style-name="Standard">
      <style:text-properties officeooo:rsid="001d7262" officeooo:paragraph-rsid="002aaf9b"/>
    </style:style>
    <style:style style:name="P10" style:family="paragraph" style:parent-style-name="Standard" style:list-style-name="L1">
      <style:text-properties officeooo:rsid="00214a6e" officeooo:paragraph-rsid="00214a6e"/>
    </style:style>
    <style:style style:name="P11" style:family="paragraph" style:parent-style-name="Standard" style:list-style-name="L1">
      <style:text-properties officeooo:rsid="0022562f" officeooo:paragraph-rsid="0022562f"/>
    </style:style>
    <style:style style:name="P12" style:family="paragraph" style:parent-style-name="Standard" style:list-style-name="L1">
      <style:text-properties officeooo:rsid="0022562f" officeooo:paragraph-rsid="00302ff4"/>
    </style:style>
    <style:style style:name="T1" style:family="text">
      <style:text-properties style:font-name="Liberation Serif1"/>
    </style:style>
    <style:style style:name="T2" style:family="text">
      <style:text-properties style:font-name="Liberation Serif1" officeooo:rsid="001d7262"/>
    </style:style>
    <style:style style:name="T3" style:family="text">
      <style:text-properties style:font-name="Liberation Serif1" officeooo:rsid="0022d22d"/>
    </style:style>
    <style:style style:name="T4" style:family="text">
      <style:text-properties style:font-name="Liberation Serif1" officeooo:rsid="00238932"/>
    </style:style>
    <style:style style:name="T5" style:family="text">
      <style:text-properties style:font-name="Liberation Serif1" officeooo:rsid="002fdc36"/>
    </style:style>
    <style:style style:name="T6" style:family="text">
      <style:text-properties style:font-name="Liberation Serif1" officeooo:rsid="00302ff4"/>
    </style:style>
    <style:style style:name="T7" style:family="text">
      <style:text-properties style:font-name="Liberation Serif1" officeooo:rsid="002fe7ab"/>
    </style:style>
    <style:style style:name="T8" style:family="text">
      <style:text-properties style:font-name="Liberation Serif1" officeooo:rsid="00320aef" style:font-name-asian="Liberation Serif1" style:font-name-complex="Liberation Serif1"/>
    </style:style>
    <style:style style:name="T9" style:family="text">
      <style:text-properties officeooo:rsid="00222059"/>
    </style:style>
    <style:style style:name="T10" style:family="text">
      <style:text-properties style:font-name="Courier 10 Pitch"/>
    </style:style>
    <style:style style:name="T11" style:family="text">
      <style:text-properties style:font-name="Courier 10 Pitch" officeooo:rsid="0022d22d"/>
    </style:style>
    <style:style style:name="T12" style:family="text">
      <style:text-properties style:font-name="Courier 10 Pitch" officeooo:rsid="00238932"/>
    </style:style>
    <style:style style:name="T13" style:family="text">
      <style:text-properties style:font-name="Courier 10 Pitch" officeooo:rsid="002e1630"/>
    </style:style>
    <style:style style:name="T14" style:family="text">
      <style:text-properties style:font-name="Courier 10 Pitch" officeooo:rsid="002fdc36"/>
    </style:style>
    <style:style style:name="T15" style:family="text">
      <style:text-properties style:font-name="Courier 10 Pitch" officeooo:rsid="002fe7ab"/>
    </style:style>
    <style:style style:name="T16" style:family="text">
      <style:text-properties style:font-name="Courier 10 Pitch" officeooo:rsid="00302ff4"/>
    </style:style>
    <style:style style:name="T17" style:family="text">
      <style:text-properties officeooo:rsid="00238932"/>
    </style:style>
    <style:style style:name="T18" style:family="text">
      <style:text-properties officeooo:rsid="002509ba"/>
    </style:style>
    <style:style style:name="T19" style:family="text">
      <style:text-properties officeooo:rsid="0026e00c"/>
    </style:style>
    <style:style style:name="T20" style:family="text">
      <style:text-properties officeooo:rsid="00280566"/>
    </style:style>
    <style:style style:name="T21" style:family="text">
      <style:text-properties style:font-name="Courier 10 Pitch1" officeooo:rsid="00280566"/>
    </style:style>
    <style:style style:name="T22" style:family="text">
      <style:text-properties style:font-name="Courier 10 Pitch1" officeooo:rsid="002aaf9b"/>
    </style:style>
    <style:style style:name="T23" style:family="text">
      <style:text-properties style:font-name="Courier 10 Pitch1" officeooo:rsid="002e1630"/>
    </style:style>
    <style:style style:name="T24" style:family="text">
      <style:text-properties style:font-name="Courier 10 Pitch1" officeooo:rsid="0026e00c"/>
    </style:style>
    <style:style style:name="T25" style:family="text">
      <style:text-properties fo:font-style="italic" style:font-style-asian="italic" style:font-style-complex="italic"/>
    </style:style>
    <style:style style:name="T26" style:family="text">
      <style:text-properties fo:font-style="italic" officeooo:rsid="0029bd00"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weight="bold" officeooo:rsid="002e1630" style:font-weight-asian="bold" style:font-weight-complex="bold"/>
    </style:style>
    <style:style style:name="T29" style:family="text">
      <style:text-properties fo:font-weight="bold" officeooo:rsid="002fdc36" style:font-weight-asian="bold" style:font-weight-complex="bold"/>
    </style:style>
    <style:style style:name="T30" style:family="text">
      <style:text-properties fo:font-weight="bold" officeooo:rsid="00302ff4" style:font-weight-asian="bold" style:font-weight-complex="bold"/>
    </style:style>
    <style:style style:name="T31" style:family="text">
      <style:text-properties fo:font-weight="bold" officeooo:rsid="00305892" style:font-weight-asian="bold" style:font-weight-complex="bold"/>
    </style:style>
    <style:style style:name="T32" style:family="text">
      <style:text-properties officeooo:rsid="002aaf9b"/>
    </style:style>
    <style:style style:name="T33" style:family="text">
      <style:text-properties officeooo:rsid="002c28dd"/>
    </style:style>
    <style:style style:name="T34" style:family="text">
      <style:text-properties officeooo:rsid="002e1630"/>
    </style:style>
    <style:style style:name="T35" style:family="text">
      <style:text-properties officeooo:rsid="002fdc36"/>
    </style:style>
    <style:style style:name="T36" style:family="text">
      <style:text-properties style:font-name="Liberation Serif" officeooo:rsid="002fe7ab"/>
    </style:style>
    <style:style style:name="T37" style:family="text">
      <style:text-properties style:font-name="Liberation Serif" officeooo:rsid="00320aef"/>
    </style:style>
    <style:style style:name="T38" style:family="text">
      <style:text-properties style:font-name="Liberation Serif" officeooo:rsid="0033ccd2"/>
    </style:style>
    <style:style style:name="T39" style:family="text">
      <style:text-properties style:font-name="Liberation Serif" officeooo:rsid="00320aef" style:font-name-asian="Droid Sans Fallback" style:font-name-complex="FreeSans"/>
    </style:style>
    <style:style style:name="T40" style:family="text">
      <style:text-properties style:font-name="Liberation Serif" officeooo:rsid="00302ff4"/>
    </style:style>
    <style:style style:name="T41" style:family="text">
      <style:text-properties style:font-name="Liberation Serif" fo:font-weight="bold" officeooo:rsid="00302ff4" style:font-weight-asian="bold" style:font-weight-complex="bold"/>
    </style:style>
    <style:style style:name="T42" style:family="text">
      <style:text-properties style:text-position="sub 58%" style:font-name="Liberation Serif" officeooo:rsid="00320aef"/>
    </style:style>
    <style:style style:name="T43" style:family="text">
      <style:text-properties style:text-position="super 58%" style:font-name="Liberation Serif" officeooo:rsid="00320aef"/>
    </style:style>
    <style:style style:name="T44" style:family="text">
      <style:text-properties officeooo:rsid="003058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s example is a <text:span text:style-name="T18">novel application of LMOD for a different kind of </text:span>large scale, production quality loop search <text:span text:style-name="T18">on the influenza hemagglutinin HA1 in complex with a neutralizing antibody</text:span> <text:span text:style-name="T18">CH65 </text:span>(<text:span text:style-name="T18">3SM5, </text:span><text:a xlink:type="simple" xlink:href="http://www.pnas.org/content/110/1/264"><text:span text:style-name="T18">http://www.pnas.org/content/110/1/264</text:span></text:a>). <text:span text:style-name="T19">The key factor in this protein-protein complex system is docking via the 22-residue long J:96-117 (CDR H3) loop in the CH65 Fab fragment. The first step in this protein-protein docking problem is to explore all feasible loop conformations of J:96-117 and this task goes way beyond the difficulty of the </text:span><text:span text:style-name="T24">lmod_beta_secretase</text:span><text:span text:style-name="T19"> loop optimization example.</text:span></text:p>
      <text:p text:style-name="P7"/>
      <text:p text:style-name="P8"><text:span text:style-name="T20">T</text:span>he key <text:span text:style-name="T20">to achieve this goal </text:span>is the built-in ZIG-ZAG algorithm <text:span text:style-name="T20">that is described in the AmberTools documentation under NAB: Molecular Dynamics and Mechanics/Low-MODe (LMOD) optimization methods</text:span>. <text:span text:style-name="T20">Basically, a</text:span> single LMOD move inherently involves excessive bond stretching and bond angle bending in Cartesian <text:span text:style-name="T20">space</text:span>. <text:span text:style-name="T20">For illustration see the movie file </text:span><text:span text:style-name="T21">CH65_Fab_low-modes_movie.mpeg</text:span><text:span text:style-name="T20"> showing the first 20 low-frequency modes of the loop vibrations. Benzene rings in the side chains especially manifest the excessive deformation due to the linear nature of first approximation of low-mode perturbation. </text:span>The primarily torsional trajectory drawn by the low-modes of vibration on the PES is severely contaminated by this naive, linear approximation and, therefore, the actual Cartesian LMOD trajectory often misses its target by climbing walls rather than crossing over into neighboring valleys at not too high altitudes. The current implementation of LMOD employs a so-called ZIG-ZAG algorithm, which consists of a series of alternating short LMOD moves along the low-mode eigenvector (ZIG) followed by a few steps of minimization (ZAG), which has been found to relax excessive stretches and bends more than reversing the torsional move. Therefore, it is expected that such a ZIG- ZAG trajectory will eventually be dominated by concerted torsional movements and will carry the molecule over the energy barrier in a way that is not too different from finding a saddle point and crossing over into the next valley like passing through a mountain pass. <text:span text:style-name="T26">U</text:span><text:span text:style-name="T25">sing the ZIG-ZAG algorithm, the low-mode move can be extended significantly, </text:span><text:span text:style-name="T27">passing over multiple energy valleys</text:span><text:span text:style-name="T25">, and still keeping the energy relatively low.</text:span> Thus, applying e.g. a constant 50 ZIG-ZAG steps along a single low mode regardless whether or not a barrier crossing event has been <text:span text:style-name="T44">detected</text:span>, significant loop backbone movement can be achieved and this procedure can be used to scan the entire conformational space available to the loop.</text:p>
      <text:p text:style-name="P7"/>
      <text:p text:style-name="P9">The results are displayed in <text:span text:style-name="T32">a</text:span> jpeg image <text:span text:style-name="T32">(</text:span><text:span text:style-name="T22">CH65_Fab_LMOD_long-range-scan.jpg</text:span><text:span text:style-name="T32">) and an mpeg movie (</text:span><text:span text:style-name="T22">CH65_Fab_LMOD_long-range-scan_trajectory.mpeg</text:span><text:span text:style-name="T32">)</text:span> <text:span text:style-name="T32">which shows very vividly the extent of loop movement generated by LMOD. Note that although it very much looks like it, this movie IS NOT a molecular dynamics trajectory, it is simply a succession of loop conformations visited by 50 steps of LMOD simulation. The ensemble of 127 different loop conformations are stored in </text:span><text:span text:style-name="T22">CH65_Fab_lmod_X-ray_conf_1458846784.pdb</text:span><text:span text:style-name="T32"> and the 51 frames of the LMOD trajectory are recorded in </text:span><text:span text:style-name="T22">CH65_Fab_lmod_trajectory_X-ray_1458846784.pdb</text:span><text:span text:style-name="T32">. (The individual conformations/frames in separate files were deleted to save disk space.)</text:span></text:p>
      <text:p text:style-name="P9"/>
      <text:p text:style-name="P2">To run this job, one simply needs to compile <text:span text:style-name="T22">CH65_Fab_lmod_X-ray.nab</text:span> (which will read <text:span text:style-name="T22">CH65_Fab_X-ray_4lmod.pdb</text:span> and <text:span text:style-name="T22">CH65_Fab_X-ray_4lmod.prmtop</text:span>). It is highly recommended to compile it in parallel using mpinab, and run it it on <text:span text:style-name="T33">10+</text:span> cores. <text:span text:style-name="T33">5</text:span>0 LMOD iterations with <text:span text:style-name="T33">5</text:span>00 total LMOD search steps <text:span text:style-name="T44">(each including 50 ZIG-ZAG moves) </text:span>took <text:span text:style-name="T33">about 44</text:span> hours running on 8 cores of a 3.6 GHZ i7 processor. In general, <text:span text:style-name="T33">50-</text:span>100 LMOD iterations are recommended for seriously exploring a protein system <text:span text:style-name="T33">like this</text:span>, which definitely requires parallel execution with as many cores as there are available. LMOD scales quite well thanks to the efficient force parallelization engine in AmberTools. <text:span text:style-name="T34">The job log can be found in </text:span><text:span text:style-name="T23">CH65_Fab_run_lmod_X-ray.log</text:span><text:span text:style-name="T34">.</text:span></text:p>
      <text:p text:style-name="P1"/>
      <text:p text:style-name="P3"/>
      <text:p text:style-name="P3"><text:soft-page-break/>The structure of a typical LMOD nab script and associated job logfile is fully explained in the main AmberTools documentation under NAB: Molecular Dynamics and Mechanics/Low-MODe (LMOD) optimization methods, here some specifics are pointed out.</text:p>
      <text:p text:style-name="P3"/>
      <text:list xml:id="list2622823123612873331" text:style-name="L1">
        <text:list-item>
          <text:p text:style-name="P10">The general LMOD workflow for proteins includes i) fully flexible minimization of the entire system, ii) applying LMOD search on the partially frozen system meaning that the low frequency modes are those associated with the flexible (specified as “moving”) loops in the presence of the external field (electrostatic, van der Waals, and solvation terms) <text:span text:style-name="T9">exerted by the frozen atoms, and iii) re-minimizing the low-energy loop conformations after unfreezing the whole system. (In this example iii) was not actually performed, only single point unfrozen energies were calculated.)</text:span></text:p>
        </text:list-item>
        <text:list-item>
          <text:p text:style-name="P11">It is good practice to use a hardware generated seed for the random number generator and save this seed value in the file names associated with an LMOD job. In the example script the number of seconds passed since zero hour, January first, 1970 is used for this purpose.</text:p>
        </text:list-item>
        <text:list-item>
          <text:p text:style-name="P12">Noteworthy LMOD parameters: <text:s/><text:span text:style-name="T10">lo.nmod=</text:span><text:span text:style-name="T13">20</text:span> is the number of lowest frequency modes used, <text:span text:style-name="T10">lo.kmod=5</text:span> means that out of the <text:span text:style-name="T34">20</text:span>, every new LMOD iteration explores 5 randomly selected modes (and follows them in both directions), <text:span text:style-name="T17">and</text:span> <text:span text:style-name="T10">lo.nrotran_dof=0</text:span> refers to the presence of frozen (or tethered) atoms. <text:span text:style-name="T10">lo.energy_window=50</text:span> is set intentionally very high to generate a variety of different loop conformations and not only focus on the lowest energy ones.<text:line-break/><text:line-break/><text:span text:style-name="T30">NOTE: </text:span><text:span text:style-name="T28">This type of LMOD loop scan requires that subsequent, focused LMOD searches will be run starting from multiple loop conformations carefully selected from the entire scan ensemble, in order to find the </text:span><text:span text:style-name="T31">lowest-</text:span><text:span text:style-name="T28">energy loop conformations that can be </text:span><text:span text:style-name="T29">viable </text:span><text:span text:style-name="T28">candidates for protein-protein docking.</text:span><text:span text:style-name="T34"><text:line-break/><text:line-break/></text:span><text:span text:style-name="T10">lo.conf_separation_rms=</text:span><text:span text:style-name="T14">2</text:span><text:span text:style-name="T10">.0</text:span> means that in the final set of LMOD generated loops every single pair of them will be at least <text:span text:style-name="T35">2</text:span>.0 <text:span text:style-name="T2">Å </text:span><text:span text:style-name="T1">superposition RMSD apart. This RMSD calculation includes all moving atoms (LMOD has no knowledge of atom types, etc.). This parameter is quite useful in controlling the diversity of low-energy loops, or conformations in general. <text:line-break/></text:span><text:span text:style-name="T11">lo.nof_lmod_steps=</text:span><text:span text:style-name="T14">5</text:span><text:span text:style-name="T11">0</text:span><text:span text:style-name="T3"> instructs LMOD to </text:span><text:span text:style-name="T5">skip trying to</text:span><text:span text:style-name="T3"> determin</text:span><text:span text:style-name="T5">e</text:span><text:span text:style-name="T3"> barrier </text:span><text:span text:style-name="T5">crossing</text:span><text:span text:style-name="T3"> event</text:span><text:span text:style-name="T5">s</text:span><text:span text:style-name="T3"> automatically (see documentation) </text:span><text:span text:style-name="T6">and to apply a constant 50 ZIG-ZAG steps (see above)</text:span><text:span text:style-name="T3">. </text:span><text:span text:style-name="T5">This is the key to allow for fairly long moves on the PES resulting in significant flexing of the loop backbone. </text:span><text:span text:style-name="T3">For example, something like this in the logfile<text:line-break/></text:span><text:span text:style-name="T5">18</text:span><text:span text:style-name="T11">/</text:span><text:span text:style-name="T14">50</text:span><text:span text:style-name="T11"> E = -</text:span><text:span text:style-name="T14">900.950</text:span><text:span text:style-name="T11"> ( 0.0</text:span><text:span text:style-name="T14">61</text:span><text:span text:style-name="T11">) <text:s/>Rg = </text:span><text:span text:style-name="T14">3.300</text:span><text:span text:style-name="T11"> <text:s/>rmsd= </text:span><text:span text:style-name="T14">1.041</text:span><text:span text:style-name="T11"> <text:s/>p= </text:span><text:span text:style-name="T14">1.000</text:span><text:span text:style-name="T3"><text:line-break/></text:span><text:span text:style-name="T5">18</text:span><text:span text:style-name="T11">/</text:span><text:span text:style-name="T14">5</text:span><text:span text:style-name="T11">0 E = -</text:span><text:span text:style-name="T14">900.423</text:span><text:span text:style-name="T11"> ( 0.0</text:span><text:span text:style-name="T14">81</text:span><text:span text:style-name="T11">) <text:s/>Rg = </text:span><text:span text:style-name="T14">3.604</text:span><text:span text:style-name="T11"> <text:s/>rmsd= </text:span><text:span text:style-name="T14">4.047</text:span><text:span text:style-name="T11"> <text:s/>p= </text:span><text:span text:style-name="T14">1</text:span><text:span text:style-name="T11">.</text:span><text:span text:style-name="T14">000</text:span><text:span text:style-name="T3"><text:line-break/>means that starting from a particular conformation </text:span><text:span text:style-name="T5">(E = -895.834)</text:span><text:span text:style-name="T3">, low-frequency mode #</text:span><text:span text:style-name="T5">18</text:span><text:span text:style-name="T3"> is explored </text:span><text:span text:style-name="T5">taking 50 ZIG-ZAG </text:span><text:span text:style-name="T3">curvilinear </text:span><text:span text:style-name="T5">perturbation steps in both directions</text:span><text:span text:style-name="T3">. <text:s/>After minimization, the resulting new loop conformations are, respectively, </text:span><text:span text:style-name="T4">displaced by </text:span><text:span text:style-name="T5">1.041</text:span><text:span text:style-name="T3"> and </text:span><text:span text:style-name="T5">4.047</text:span><text:span text:style-name="T3"> </text:span><text:span text:style-name="T2">Å </text:span><text:span text:style-name="T3">RMSD from the same starting conformation. </text:span><text:span text:style-name="T4">Rg is the radius of gyration (of the moving atoms) and p is the Boltzmann probability of a conformation with respect to the starting conformation in that particular LMOD iteration. </text:span><text:span text:style-name="T5">Note that both extended LMOD moves found lower energy loop conformations than the starting energy (E = -895.834)</text:span><text:span text:style-name="T3">, </text:span><text:span text:style-name="T5">but these two loop conformations are significantly different measured by the RMSD.</text:span><text:span text:style-name="T4"><text:line-break/></text:span><text:span text:style-name="T12">lo.mc_option=</text:span><text:span text:style-name="T15">1</text:span><text:span text:style-name="T4"> sets the Monte Carlo search to “</text:span><text:span text:style-name="T7">Metropolis</text:span><text:span text:style-name="T4">” which means that the traditional Metropolis criterion </text:span><text:span text:style-name="T7">is </text:span><text:span text:style-name="T4">applied to the minimized energies. </text:span><text:span text:style-name="T7">Note that the temperature is set to a</text:span><text:span text:style-name="T6">n ultra</text:span><text:span text:style-name="T7"> high value </text:span><text:span text:style-name="T15">lo.rtemp=</text:span><text:span text:style-name="T16">25</text:span><text:span text:style-name="T15">.0</text:span><text:span text:style-name="T36"> which </text:span><text:span text:style-name="T37">means that </text:span><text:span text:style-name="T38">a </text:span><text:span text:style-name="T40">very </text:span><text:span text:style-name="T38">high energy gap </text:span><text:span text:style-name="T37">E - E</text:span><text:span text:style-name="T42">0 </text:span><text:soft-page-break/><text:span text:style-name="T37">= </text:span><text:span text:style-name="T40">25</text:span><text:span text:style-name="T37"> [kcal/mol] </text:span><text:span text:style-name="T38">still </text:span><text:span text:style-name="T37">has a </text:span><text:span text:style-name="T38">significant </text:span><text:span text:style-name="T37">Boltzmann </text:span><text:span text:style-name="T38">probability</text:span><text:span text:style-name="T37"> of e</text:span><text:span text:style-name="T43">-1 </text:span><text:span text:style-name="T8">≈</text:span><text:span text:style-name="T39"> </text:span><text:span text:style-name="T37">37%</text:span><text:span text:style-name="T38">. </text:span><text:span text:style-name="T40">This is ideal for this type of LMOD scan but, of course, the secondary searches required to quench the selected loop conformations (see </text:span><text:span text:style-name="T41">NOTE</text:span><text:span text:style-name="T40"> in bold above) should use either a low temperature such as </text:span><text:span text:style-name="T15">lo.rtemp=</text:span><text:span text:style-name="T16">1</text:span><text:span text:style-name="T15">.0</text:span><text:span text:style-name="T36"> </text:span><text:span text:style-name="T40">or one of the quenching options </text:span><text:span text:style-name="T12">lo.mc_option=</text:span><text:span text:style-name="T16">2/3</text:span><text:span text:style-name="T4"> .</text:span></text:p>
        </text:list-item>
      </text:list>
      <text:p text:style-name="P4"/>
      <text:p text:style-name="P5"><text:span text:style-name="T1">With any questions or comments please contact me at </text:span><text:a xlink:type="simple" xlink:href="mailto:istvan@kolossvary.hu"><text:span text:style-name="T1">istvan@kolossvary.hu</text:span></text:a><text:span text:style-name="T1"> or </text:span><text:a xlink:type="simple" xlink:href="mailto:ikolossv@bu.edu"><text:span text:style-name="T1">ikolossv@bu.edu</text:span></text:a><text:span text:style-name="T1">.</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2:04:54.675848392</meta:creation-date>
    <dc:date>2016-04-03T15:52:36.734735266</dc:date>
    <meta:editing-duration>PT2H50M38S</meta:editing-duration>
    <meta:editing-cycles>13</meta:editing-cycles>
    <meta:generator>LibreOffice/4.2.8.2$Linux_X86_64 LibreOffice_project/420m0$Build-2</meta:generator>
    <meta:document-statistic meta:table-count="0" meta:image-count="0" meta:object-count="0" meta:page-count="3" meta:paragraph-count="9" meta:word-count="1231" meta:character-count="8067" meta:non-whitespace-character-count="6837"/>
  </office:meta>
</office:document-meta>
</file>